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kcja gry "Ewolucja Trytona":</text:p>
      <text:list xml:id="list4193939759749504687" text:style-name="L1">
        <text:list-item>
          <text:p text:style-name="P1">build gry znajduję się w folderze build w repozytorium</text:p>
        </text:list-item>
        <text:list-item>
          <text:p text:style-name="P1">po uruchomieniu aplikacji wybieramy interesującą nas rozdzielczość oraz polecamy zaznaczyć checkbox "Windowed",</text:p>
        </text:list-item>
        <text:list-item>
          <text:p text:style-name="P1">na początku gry ukazuje się nam 30 sekundowa animacja pokazująca fabułę. Można ją pominąć lewym przyciskiem myszy,</text:p>
        </text:list-item>
        <text:list-item>
          <text:p text:style-name="P1">w pierwszej rundzie musimy zbierać spadające z góry jedzenie (brązowe i zielone kulki). Po zebraniu 20 kulek przechodzimy do następnej rundy. Po każdej kulce nasz bohater odrobinę rośnie,</text:p>
        </text:list-item>
        <text:list-item>
          <text:p text:style-name="P1">w drugiej rundzie celem gry jest zdobycie conajmniej 10 tranzystorów i dostanie się z nimi do teleportu znajdującego się na końcu planszy,</text:p>
        </text:list-item>
        <text:list-item>
          <text:p text:style-name="P1">w trzeciej rundzie kierujemy statkiem kosmicznym za pomocą myszki i próbujemy unikać asteroid oraz pocisków wrogich statków kosmicznych. Aby niszczyć statki należy się z nimi zderzyć. Ta runda nie ma zakończenia, gramy do uzyskania największego wyniku.</text:p>
        </text:list-item>
        <text:list-item>
          <text:p text:style-name="P1">po śmierci ukazuje nam się napis game over. Do rozgrywki wracamy poprzez naciśnięcie lewego przycisku mysz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5S</meta:editing-duration>
    <meta:editing-cycles>5</meta:editing-cycles>
    <meta:generator>OpenOffice/4.1.1$Win32 OpenOffice.org_project/411m6$Build-9775</meta:generator>
    <dc:date>2015-05-30T19:22:11.05</dc:date>
    <meta:document-statistic meta:table-count="0" meta:image-count="0" meta:object-count="0" meta:page-count="1" meta:paragraph-count="8" meta:word-count="151" meta:character-count="1005"/>
    <meta:user-defined meta:name="Info 1"/>
    <meta:user-defined meta:name="Info 2"/>
    <meta:user-defined meta:name="Info 3"/>
    <meta:user-defined meta:name="Info 4"/>
  </office:meta>
</office:document-meta>
</file>